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RTC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DateTime</text:span><text:span text:style-name="T9_2"><text:tab/></text:span><text:span text:style-name="T9_3">KEYWORD</text:span><text:span text:style-name="T9_4">1</text:span></text:p>
      <text:p text:style-name="P10"><text:span text:style-name="T10_1">RTC</text:span><text:span text:style-name="T10_2">_</text:span><text:span text:style-name="T10_3">DS</text:span><text:span text:style-name="T10_4">1307<text:tab/></text:span><text:span text:style-name="T10_5">KEYWORD</text:span><text:span text:style-name="T10_6">1</text:span></text:p>
      <text:p text:style-name="P11"><text:span text:style-name="T11_1">RTC</text:span><text:span text:style-name="T11_2">_</text:span><text:span text:style-name="T11_3">Millis</text:span><text:span text:style-name="T11_4"><text:tab/></text:span><text:span text:style-name="T11_5">KEYWORD</text:span><text:span text:style-name="T11_6">1</text:span></text:p>
      <text:p text:style-name="P12"/>
      <text:p text:style-name="P13"><text:span text:style-name="T13_1">#######################################</text:span></text:p>
      <text:p text:style-name="P14"><text:span text:style-name="T14_1">#<text:s/></text:span><text:span text:style-name="T14_2">Methods</text:span><text:span text:style-name="T14_3"><text:s/></text:span><text:span text:style-name="T14_4">and</text:span><text:span text:style-name="T14_5"><text:s/></text:span><text:span text:style-name="T14_6">Functions</text:span><text:span text:style-name="T14_7"><text:s/>(</text:span><text:span text:style-name="T14_8">KEYWORD</text:span><text:span text:style-name="T14_9">2)</text:span></text:p>
      <text:p text:style-name="P15"><text:span text:style-name="T15_1">#######################################</text:span></text:p>
      <text:p text:style-name="P16"/>
      <text:p text:style-name="P17"><text:span text:style-name="T17_1">year</text:span><text:span text:style-name="T17_2"><text:tab/></text:span><text:span text:style-name="T17_3">KEYWORD</text:span><text:span text:style-name="T17_4">2</text:span></text:p>
      <text:p text:style-name="P18"><text:span text:style-name="T18_1">month</text:span><text:span text:style-name="T18_2"><text:tab/></text:span><text:span text:style-name="T18_3">KEYWORD</text:span><text:span text:style-name="T18_4">2</text:span></text:p>
      <text:p text:style-name="P19"><text:span text:style-name="T19_1">day</text:span><text:span text:style-name="T19_2"><text:tab/></text:span><text:span text:style-name="T19_3">KEYWORD</text:span><text:span text:style-name="T19_4">2</text:span></text:p>
      <text:p text:style-name="P20"><text:span text:style-name="T20_1">hour</text:span><text:span text:style-name="T20_2"><text:tab/></text:span><text:span text:style-name="T20_3">KEYWORD</text:span><text:span text:style-name="T20_4">2</text:span></text:p>
      <text:p text:style-name="P21"><text:span text:style-name="T21_1">minute</text:span><text:span text:style-name="T21_2"><text:tab/></text:span><text:span text:style-name="T21_3">KEYWORD</text:span><text:span text:style-name="T21_4">2</text:span></text:p>
      <text:p text:style-name="P22"><text:span text:style-name="T22_1">second</text:span><text:span text:style-name="T22_2"><text:tab/></text:span><text:span text:style-name="T22_3">KEYWORD</text:span><text:span text:style-name="T22_4">2</text:span></text:p>
      <text:p text:style-name="P23"><text:span text:style-name="T23_1">dayOfWeek</text:span><text:span text:style-name="T23_2"><text:tab/></text:span><text:span text:style-name="T23_3">KEYWORD</text:span><text:span text:style-name="T23_4">2</text:span></text:p>
      <text:p text:style-name="P24"><text:span text:style-name="T24_1">secondstime</text:span><text:span text:style-name="T24_2"><text:tab/></text:span><text:span text:style-name="T24_3">KEYWORD</text:span><text:span text:style-name="T24_4">2</text:span></text:p>
      <text:p text:style-name="P25"><text:span text:style-name="T25_1">unixtime</text:span><text:span text:style-name="T25_2"><text:tab/></text:span><text:span text:style-name="T25_3">KEYWORD</text:span><text:span text:style-name="T25_4">2</text:span></text:p>
      <text:p text:style-name="P26"><text:span text:style-name="T26_1">begin</text:span><text:span text:style-name="T26_2"><text:tab/></text:span><text:span text:style-name="T26_3">KEYWORD</text:span><text:span text:style-name="T26_4">2</text:span></text:p>
      <text:p text:style-name="P27"><text:span text:style-name="T27_1">adjust</text:span><text:span text:style-name="T27_2"><text:tab/></text:span><text:span text:style-name="T27_3">KEYWORD</text:span><text:span text:style-name="T27_4">2</text:span></text:p>
      <text:p text:style-name="P28"><text:span text:style-name="T28_1">isrunning</text:span><text:span text:style-name="T28_2"><text:tab/></text:span><text:span text:style-name="T28_3">KEYWORD</text:span><text:span text:style-name="T28_4">2</text:span></text:p>
      <text:p text:style-name="P29"><text:span text:style-name="T29_1">now</text:span><text:span text:style-name="T29_2"><text:tab/></text:span><text:span text:style-name="T29_3">KEYWORD</text:span><text:span text:style-name="T29_4">2</text:span></text:p>
      <text:p text:style-name="P30"/>
      <text:p text:style-name="P31"><text:span text:style-name="T31_1">#######################################</text:span></text:p>
      <text:p text:style-name="P32"><text:span text:style-name="T32_1">#<text:s/></text:span><text:span text:style-name="T32_2">Constants</text:span><text:span text:style-name="T32_3"><text:s/>(</text:span><text:span text:style-name="T32_4">LITERAL</text:span><text:span text:style-name="T32_5">1)</text:span></text:p>
      <text:p text:style-name="P33"><text:span text:style-name="T33_1">#######################################</text:span>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